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nálise e Projeto de Sistemas</text:span></text:p>
      <text:p text:style-name="P2"/>
      <text:p text:style-name="P1"><text:span text:style-name="T2">Professor:</text:span><text:span text:style-name="T3"> Augusto Sampaio</text:span></text:p>
      <text:p text:style-name="P3"/>
      <text:p text:style-name="P1"><text:span text:style-name="T2">Site da disciplina:</text:span><text:span text:style-name="T3"> </text:span><text:a xlink:type="simple" xlink:href="https://www.cin.ufpe.br/~if718" text:style-name="ListLabel_20_10" text:visited-style-name="ListLabel_20_10"><text:span text:style-name="T5">https://www.cin.ufpe.br/~if718</text:span></text:a></text:p>
      <text:p text:style-name="P3"/>
      <text:p text:style-name="P1"><text:span text:style-name="T2">Modelo da disciplina: </text:span></text:p>
      <text:p text:style-name="P1"><text:span text:style-name="T3"><text:tab/>O professor leciona aulas teóricas com slides bem organizados, focadas em ensinar teorias, métodos, técnicas e ferramentas associadas ao projeto de software enquanto atividade sistemática e também técnicas orientadas a objeto para análise e projeto de sistemas.</text:span></text:p>
      <text:p text:style-name="P1"><text:span text:style-name="T3">Metade das aulas são prática nos grads, ministradas por um monitor.</text:span></text:p>
      <text:p text:style-name="P1"><text:span text:style-name="T3">Basicamente o foco é na construção da arquitetura de um sistema usando as técnicas de RUP e SOA.</text:span></text:p>
      <text:p text:style-name="P3"/>
      <text:p text:style-name="P1"><text:span text:style-name="T2">Método de avalição:</text:span></text:p>
      <text:list xml:id="list1596075460" text:style-name="WWNum1">
        <text:list-item>
          <text:p text:style-name="P5"><text:span text:style-name="T3">Uma Prova teórica;</text:span></text:p>
        </text:list-item>
        <text:list-item>
          <text:p text:style-name="P5"><text:span text:style-name="T3">Duas apresentações de projeto, uma usando RUP outra SO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98" meta:character-count="647" meta:non-whitespace-character-count="559"/>
    <meta:generator>LibreOfficeDev/6.0.5.2$Linux_X86_64 LibreOffice_project/</meta:generator>
  </office:meta>
</office:document-meta>
</file>